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  <style:font-face style:name="Times" svg:font-family="Times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P3" style:family="paragraph" style:parent-style-name="Standard">
      <style:paragraph-properties fo:margin-bottom="0.1667in"/>
      <style:text-properties style:font-name="Times" fo:font-size="12.0pt" fo:background-color="#ececec"/>
    </style:style>
    <style:style style:name="T1" style:family="text">
      <style:text-properties fo:color="#052726"/>
    </style:style>
    <style:style style:name="T2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4.08   |   <text:a xlink:type="simple" xlink:href="http://palinfo.habago.org/Entry?Command=Information_PrintForum#FORUM40404"><text:span text:style-name="T1">#</text:span></text:a></text:p>
      <text:p text:style-name="P2">就只為了一條狗？評《哲學家的狗》</text:p>
      <text:p text:style-name="P2"/>
      <text:p text:style-name="P2">推介：黃宗慧（台大外文系副教授）</text:p>
      <text:p text:style-name="P2"/>
      <text:p text:style-name="P2">「當我試著專注於數學上的哲理時，我突然發現，無論我如何讀、如何寫，沒有他我是無法有任何進展的，我想著從前他曾陪伴著我的一舉一動（也許他只是在角落睡覺或在我眼前）。而如果他將完全屬於過去，那我要如何向前走？我現在在這裡到底要做什麼呢？」這是哲學家若許瑞斯 （Rush Rhees）在悼念他的狗時寫下的心情。「就只為了一條狗？」這可能是大多數人看到這段看似哀悼人、其實是哀悼狗的文字時，最直接的反應，但《哲學家的狗》一書的作者雷蒙‧蓋塔引述這段文字，卻是為了嚴肅思考「就為了一條狗？」這個問題。</text:p>
      <text:p text:style-name="P2"/>
      <text:p text:style-name="P2">一般會問「就只為了一條狗？」這樣的問題，其實多半出自批判，而不在於真心想得到答案。換句話說，一聽到這個問題我們就會明白，提問者認為人不應該錯把對待人的方法用到對待動物上，但是在《哲學家的狗》一書中，這卻是值得進行一連串延伸探討的問題：把狗當成人會怎樣呢？愛一條狗的限度在哪裡？我們如何證明動物思想的存在？又如何去面對自然界中種種不同的生命形式？在試圖回答這些問題時，蓋塔並不直接訴諸動物權的概念，而是一方面以自己和動物相處的經驗為省思的起點，一方面從哲學的角度出發，和笛卡兒、維根斯坦、齊克果進行對話，於是成就了本書這種讓生活小故事與哲學思維匯聚一堂的獨特風貌。</text:p>
      <text:p text:style-name="P2"/>
      <text:p text:style-name="P2">其實除了「就只為了一條狗？」之外，相信許多動保關懷者對以下這些書中談及的質疑，也都不會陌生：「如果不是素食者，就不配談動保，因為如何一面高談關懷動物，一面卻繼續吃動物的肉？」「植物也有生命，那麼踩爛一株小草是否也該感到自責後悔？」「有些人會溫柔地拯救受傷的蝴蝶或蜜蜂，但還不是毫不猶豫地殺死蒼蠅這類的『害蟲』？」……也許提出上述問題的人，原意是想凸顯「萬物平等」的不可能，以便讓動保者噤聲，然而對蓋塔來說，這些問題其實都是可以回答的，即使他無法提供一個「標準答案」，但是他依然致力去思索踩爛一株草與把蜘蛛沖進排水孔的差別、以及肉食是否算是一種謀殺等等的問題，也就是在這樣認真思辨的過程中，人與動物之間更多的可能性得以逐漸被開發出來。</text:p>
      <text:p text:style-name="P2"/>
      <text:p text:style-name="P2">除此之外，本書的難能可貴之處，還在於提供了一種誠實的態度，當蓋塔思考人與動物的關係時，他不時檢視自己對同伴動物與流浪動物之間的差別待遇，也不避諱表現出自己對某些問題的困惑，這種誠實與開放的態度，讓本書少了點說教意味，多了點讓讀者自行介入思考的空間。比較可惜的是，由於蓋塔思辨的過程頗為複雜—─尤其當他從哲學的角度去談人如何推知其他動物的思想與感覺、如何面對動物的「自由」或安樂死等議題時，曲曲折折的論述對一般讀者來說未必易讀—─因此恐怕要有更流暢的譯筆與適時補充的譯注，才能讓本書的理念更明確地傳遞給本地讀者吧。</text:p>
      <text:p text:style-name="P2"/>
      <text:p text:style-name="P2">（編按：謝謝作者提供轉載）</text:p>
      <text:p text:style-name="P2"/>
      <text:p text:style-name="P2">================</text:p>
      <text:p text:style-name="P2"/>
      <text:p text:style-name="P3"><text:a xlink:type="simple" xlink:href="http://www.books.com.tw/exep/prod/booksfile.php?item=0010270450"><text:span text:style-name="T2">http://www.books.com.tw/exep/prod/booksfile.php?item=0010270450</text:span></text:a></text:p>
      <text:p text:style-name="P2"/>
      <text:p text:style-name="P2">《哲學家的狗》(The Philosopher’s Dog)</text:p>
      <text:p text:style-name="P2"/>
      <text:p text:style-name="P2">小檔案</text:p>
      <text:p text:style-name="P2"/>
      <text:p text:style-name="P2">書名：《哲學家的狗》(The Philosopher’s Dog)</text:p>
      <text:p text:style-name="P2"/>
      <text:p text:style-name="P2">作者：雷蒙‧蓋塔 (Raimond Gaita)</text:p>
      <text:p text:style-name="P2"/>
      <text:p text:style-name="P2">譯者：江俊亮、沈斻</text:p>
      <text:p text:style-name="P2"/>
      <text:p text:style-name="P2">出版社：地球書房文化公司</text:p>
      <text:p text:style-name="P2"/>
      <text:p text:style-name="P2">定價：250元</text:p>
      <text:p text:style-name="P2"/>
      <text:p text:style-name="P2">出版日期：2004 年 09 月 08 日</text:p>
      <text:p text:style-name="P2"/>
      <text:p text:style-name="P2">內容簡介</text:p>
      <text:p text:style-name="P2"/>
      <text:p text:style-name="P2">本書共分十三個章節。一開始雷蒙蓋塔描寫他年幼時與一些動物相處的經驗，包括他父親的鸚鵡、他的第一個狗朋友及後來成家立業後，家人所養的狗。</text:p>
      <text:p text:style-name="P2"/>
      <text:p text:style-name="P2">其中還包括他寫信到動物園想買一隻大猩猩的趣事。</text:p>
      <text:p text:style-name="P2"/>
      <text:p text:style-name="P2">再來他開始寫到已跟他們成為家人一般感情的牧羊犬吉普賽，不論是吉普賽對隔壁野貓的挑釁與追殺、吉普賽自己本身遇到的倒楣事等等，透過這些有趣的故事，雷蒙蓋塔開始思考動物和人的關係，人該如何正確的對待不同的物種等等問題。</text:p>
      <text:p text:style-name="P2"/>
      <text:p text:style-name="P2">誠如作者所說，這本「哲學家的狗」一書中融合了一些他寫的小故事以及這些故事反應出來的哲學問題。</text:p>
      <text:p text:style-name="P2"/>
      <text:p text:style-name="P2">這本書對他而言帶有較重的私人情感，原因不是因為這本書裡揭發了私人的事情，而是這故事裡提到的動物，幾乎都是他所熟悉的。</text:p>
      <text:p text:style-name="P2"/>
      <text:p text:style-name="P2">更特別的是，他將這些動物和他的家庭生活寫在一起，包括他的父親、他的妻子、以及他的孩子們。</text:p>
      <text:p text:style-name="P2"/>
      <text:p text:style-name="P2">在他的經驗裡，哲學和說故事不同，它們各自需要用不同的觀念去理解。</text:p>
      <text:p text:style-name="P2"/>
      <text:p text:style-name="P2">通常說來，哲學可以很直接並抽象的針對目的前進，在過程中需要盡量省略一些能讓故事破繭而出的細節。</text:p>
      <text:p text:style-name="P2"/>
      <text:p text:style-name="P2">但在《哲學家的狗》這本書中的某些哲理是比較難懂的，這些哲學理論大多都和故事結合，屬於比較實用的，也許和一般人所認為的「哲學」有所不同。</text:p>
      <text:p text:style-name="P2"/>
      <text:p text:style-name="P2">作者簡介：</text:p>
      <text:p text:style-name="P2"/>
      <text:p text:style-name="P2">雷蒙.蓋塔（Raimond Gaita）教授</text:p>
      <text:p text:style-name="P2"/>
      <text:p text:style-name="P2">1946年生於德國，曾為英國國王學院倫理學教授，現為澳洲天主教大學哲學系教授。</text:p>
      <text:p text:style-name="P2"/>
      <text:p text:style-name="P2">他在國外是一個廣為人知的作家，作品得獎無數，包括在1998年出版，並得到維多利亞總理文學獎的自傳《我的父親》，也將改編拍攝成電影。雷蒙.蓋塔將在九月八日來來，配合宣傳2003年最新力作《哲學家的狗》，屆時，一定會再吹起起國內愛書人的一股哲學風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